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Qsort</text:p>
          </table:table-cell>
          <table:table-cell office:value-type="string" calcext:value-type="string">
            <text:p>Heapsor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0.000056" calcext:value-type="float">
            <text:p>5.60E-05</text:p>
          </table:table-cell>
          <table:table-cell office:value-type="float" office:value="0.000193" calcext:value-type="float">
            <text:p>0.0001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0302" calcext:value-type="float">
            <text:p>0.0003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0.000675" calcext:value-type="float">
            <text:p>0.0006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605" calcext:value-type="float">
            <text:p>0.000605</text:p>
          </table:table-cell>
          <table:table-cell office:value-type="float" office:value="0.001911" calcext:value-type="float">
            <text:p>0.00191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487" calcext:value-type="float">
            <text:p>0.001487</text:p>
          </table:table-cell>
          <table:table-cell office:value-type="float" office:value="0.004482" calcext:value-type="float">
            <text:p>0.00448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3348" calcext:value-type="float">
            <text:p>0.003348</text:p>
          </table:table-cell>
          <table:table-cell office:value-type="float" office:value="0.006034" calcext:value-type="float">
            <text:p>0.00603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6679" calcext:value-type="float">
            <text:p>0.006679</text:p>
          </table:table-cell>
          <table:table-cell office:value-type="float" office:value="0.009763" calcext:value-type="float">
            <text:p>0.00976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36148" calcext:value-type="float">
            <text:p>0.036148</text:p>
          </table:table-cell>
          <table:table-cell office:value-type="float" office:value="0.047064" calcext:value-type="float">
            <text:p>0.04706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101106" calcext:value-type="float">
            <text:p>0.101106</text:p>
          </table:table-cell>
          <table:table-cell office:value-type="float" office:value="0.090936" calcext:value-type="float">
            <text:p>0.09093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34734" calcext:value-type="float">
            <text:p>0.34734</text:p>
          </table:table-cell>
          <table:table-cell office:value-type="float" office:value="0.188376" calcext:value-type="float">
            <text:p>0.188376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.97924" calcext:value-type="float">
            <text:p>1.97924</text:p>
          </table:table-cell>
          <table:table-cell office:value-type="float" office:value="0.638401" calcext:value-type="float">
            <text:p>0.63840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.53379" calcext:value-type="float">
            <text:p>7.53379</text:p>
          </table:table-cell>
          <table:table-cell office:value-type="float" office:value="1.03568" calcext:value-type="float">
            <text:p>1.035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1:29:32.966541833</meta:creation-date>
    <dc:date>2019-08-30T11:38:48.820662225</dc:date>
    <meta:editing-duration>PT9M16S</meta:editing-duration>
    <meta:editing-cycles>1</meta:editing-cycles>
    <meta:document-statistic meta:table-count="1" meta:cell-count="39" meta:object-count="0"/>
    <meta:generator>LibreOffice/6.0.7.3$Linux_X86_64 LibreOffice_project/00m0$Build-3</meta:generator>
  </office:meta>
</office:document-meta>
</file>